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20b215" officeooo:paragraph-rsid="0020b215"/>
    </style:style>
    <style:style style:name="P2" style:family="paragraph" style:parent-style-name="Text_20_body">
      <style:text-properties officeooo:rsid="00215fef" officeooo:paragraph-rsid="00215fef"/>
    </style:style>
    <style:style style:name="P3" style:family="paragraph" style:parent-style-name="Text_20_body">
      <style:text-properties officeooo:rsid="002204bd" officeooo:paragraph-rsid="00276866"/>
    </style:style>
    <style:style style:name="P4" style:family="paragraph" style:parent-style-name="Text_20_body">
      <style:text-properties officeooo:rsid="001f8307" officeooo:paragraph-rsid="0023f9d5"/>
    </style:style>
    <style:style style:name="P5" style:family="paragraph" style:parent-style-name="Text_20_body">
      <style:text-properties officeooo:rsid="00276866" officeooo:paragraph-rsid="00276866"/>
    </style:style>
    <style:style style:name="P6" style:family="paragraph" style:parent-style-name="Text_20_body">
      <style:text-properties officeooo:paragraph-rsid="002204bd"/>
    </style:style>
    <style:style style:name="P7" style:family="paragraph" style:parent-style-name="Text_20_body">
      <style:text-properties officeooo:rsid="001f8307" officeooo:paragraph-rsid="0023f9d5"/>
    </style:style>
    <style:style style:name="P8" style:family="paragraph" style:parent-style-name="Text_20_body">
      <style:text-properties officeooo:rsid="0020b215" officeooo:paragraph-rsid="0023f9d5"/>
    </style:style>
    <style:style style:name="P9" style:family="paragraph" style:parent-style-name="Text_20_body">
      <style:text-properties officeooo:rsid="002204bd" officeooo:paragraph-rsid="002204bd"/>
    </style:style>
    <style:style style:name="T1" style:family="text">
      <style:text-properties officeooo:rsid="002204bd"/>
    </style:style>
    <style:style style:name="T2" style:family="text">
      <style:text-properties officeooo:rsid="0023603e"/>
    </style:style>
    <style:style style:name="T3" style:family="text">
      <style:text-properties fo:font-size="7pt" officeooo:rsid="002efa7f" style:font-size-asian="7pt" style:font-size-complex="7pt"/>
    </style:style>
    <style:style style:name="T4" style:family="text">
      <style:text-properties fo:font-size="7pt" officeooo:rsid="0023f9d5" style:font-size-asian="7pt" style:font-size-complex="7pt"/>
    </style:style>
    <style:style style:name="T5" style:family="text">
      <style:text-properties fo:font-size="7pt" officeooo:rsid="00268853" style:font-size-asian="7pt" style:font-size-complex="7pt"/>
    </style:style>
    <style:style style:name="T6" style:family="text">
      <style:text-properties officeooo:rsid="00242570"/>
    </style:style>
    <style:style style:name="T7" style:family="text">
      <style:text-properties officeooo:rsid="0024dccf"/>
    </style:style>
    <style:style style:name="T8" style:family="text">
      <style:text-properties officeooo:rsid="002688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IOCOM</text:span> in <text:span text:style-name="T2">G</text:span>it<text:span text:style-name="T2">H</text:span>ub</text:h>
      <text:p text:style-name="P4"><text:span text:style-name="T3">18072</text:span><text:span text:style-name="T4">8</text:span><text:span text:style-name="T3">, updated </text:span><text:span text:style-name="T5">5</text:span><text:span text:style-name="T3">.</text:span><text:span text:style-name="T5">9</text:span><text:span text:style-name="T3">.2019/pekka</text:span></text:p>
      <text:p text:style-name="P4">The library code is stored in: </text:p>
      <text:p text:style-name="P4"><text:a xlink:type="simple" xlink:href="https://github.com/iocafe/iocom" text:style-name="Internet_20_link" text:visited-style-name="Visited_20_Internet_20_Link">https://github.com/iocafe/iocom</text:a></text:p>
      <text:p text:style-name="P8"/>
      <text:p text:style-name="P9">The IOCOM library relies on <text:span text:style-name="T7">the </text:span>operating system abstraction layer:</text:p>
      <text:p text:style-name="P9"><text:a xlink:type="simple" xlink:href="https://github.com/iocafe/eosal" text:style-name="Internet_20_link" text:visited-style-name="Visited_20_Internet_20_Link">https://github.com/iocafe/eosal</text:a></text:p>
      <text:p text:style-name="P9"/>
      <text:p text:style-name="P5">See <text:a xlink:type="simple" xlink:href="https://iocafe.org/" text:style-name="Internet_20_link" text:visited-style-name="Visited_20_Internet_20_Link">iocafe.org</text:a> for ready development virtual machines, etc.</text:p>
      <text:p text:style-name="P3"><text:a xlink:type="simple" xlink:href="https://github.com/pekkalehtikoski/eosal.git" text:style-name="Internet_20_link" text:visited-style-name="Visited_20_Internet_20_Link"/></text:p>
      <text:p text:style-name="P2"><text:span text:style-name="T6">E</text:span>mail:</text:p>
      <text:p text:style-name="P2"><text:a xlink:type="simple" xlink:href="mailto:pekka.lehtikoski@gmail.com" text:style-name="Internet_20_link" text:visited-style-name="Visited_20_Internet_20_Link">pekka.lehtikoski@gmail.com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9-05T09:07:40.234886346</dc:date>
    <meta:editing-duration>PT39M23S</meta:editing-duration>
    <meta:editing-cycles>18</meta:editing-cycles>
    <meta:generator>LibreOffice/6.2.4.2$Linux_X86_64 LibreOffice_project/20$Build-2</meta:generator>
    <meta:document-statistic meta:table-count="0" meta:image-count="0" meta:object-count="0" meta:page-count="1" meta:paragraph-count="9" meta:word-count="34" meta:character-count="296" meta:non-whitespace-character-count="270"/>
  </office:meta>
</office:document-meta>
</file>